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allbackCacheOperationSource.allowPublicMethod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allbackCacheOperationSource.getCacheOperations( Method method , @ Nullable Class &lt; ? &gt; target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FallbackCacheOperationSource.getCacheKey( Method method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allbackCacheOperationSource.computeCacheOperations( Method method , @ Nullable Class &lt; ? &gt; targetClas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